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36.00pt" fo:text-indent="-18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</office:automatic-styles>
  <office:body>
    <office:text>
      <text:p text:style-name="P1"><text:span text:style-name="T1">Meeting</text:span></text:p>
      <text:p text:style-name="P1"><text:span text:style-name="T1">Date:<text:tab/><text:tab/>30 mars</text:span></text:p>
      <text:p text:style-name="P1"><text:span text:style-name="T1">Time:<text:tab/><text:tab/>12:00 – 12:46</text:span></text:p>
      <text:p text:style-name="P1"><text:span text:style-name="T1">Location:<text:tab/>grupprum 2516</text:span></text:p>
      <text:p text:style-name="P1"><text:span text:style-name="T1">Leader:<text:tab/><text:tab/>Teodor Ostwald</text:span></text:p>
      <text:p text:style-name="P1"><text:span text:style-name="T1">Attending:<text:tab/>Everyone</text:span></text:p>
      <text:p text:style-name="P1"><text:span text:style-name="T2"/></text:p>
      <text:list text:style-name="L2">
        <text:list-item>
          <text:p text:style-name="P2"><text:span text:style-name="T3">Objectives, resolve issues preventing the team to continue</text:span></text:p>
        </text:list-item>
      </text:list>
      <text:p text:style-name="P3"><text:span text:style-name="T4">None at the moment</text:span></text:p>
      <text:p text:style-name="P3"><text:span text:style-name="T5"/></text:p>
      <text:list text:style-name="L4">
        <text:list-item>
          <text:p text:style-name="P4"><text:span text:style-name="T6">Reports from previous meetings</text:span></text:p>
        </text:list-item>
      </text:list>
      <text:p text:style-name="P5"><text:span text:style-name="T7">RAD is up to date and UseCase Move is finished.</text:span></text:p>
      <text:p text:style-name="P5"><text:span text:style-name="T7">Warborn has been refined and so has MapView.</text:span></text:p>
      <text:p text:style-name="P5"><text:span text:style-name="T7">SDD has been started.</text:span></text:p>
      <text:p text:style-name="P5"><text:span text:style-name="T8"/></text:p>
      <text:list text:style-name="L6">
        <text:list-item>
          <text:p text:style-name="P6"><text:span text:style-name="T9">Discussion items</text:span><text:span text:style-name="T10"><text:s/>(how do we do...? What to do...? Why is...?)</text:span></text:p>
        </text:list-item>
      </text:list>
      <text:p text:style-name="P7"><text:span text:style-name="T10">Everything that has to do with cards/souls will still be called cards in the code though for the user we will probably present them as souls.</text:span></text:p>
      <text:p text:style-name="P7"><text:span text:style-name="T10">Try to work in as few classes as possible at one time so we can maximise our manhours.</text:span></text:p>
      <text:p text:style-name="P7"><text:span text:style-name="T11">JUnit tests is strongly required as soon as possible.</text:span></text:p>
      <text:p text:style-name="P7"><text:span text:style-name="T11">The background story should be brainstormed and structured.</text:span><text:span text:style-name="T12"/></text:p>
      <text:p text:style-name="P7"><text:span text:style-name="T13"/></text:p>
      <text:list text:style-name="L8">
        <text:list-item>
          <text:p text:style-name="P8"><text:span text:style-name="T14">Outcomes and assignments</text:span><text:span text:style-name="T15"><text:s/>(It's decided that... Leaf should... CK should do...)</text:span></text:p>
        </text:list-item>
      </text:list>
      <text:p text:style-name="P9"><text:span text:style-name="T16">Emil will start the graphic design of the HUD and keep up work with the MapView.</text:span></text:p>
      <text:p text:style-name="P9"><text:span text:style-name="T16">Markus, Teodor and Rickard will start creating JUnit tests for the classes in model.</text:span></text:p>
      <text:p text:style-name="P9"><text:span text:style-name="T16">Rickard will write a first sample of the background story.</text:span></text:p>
      <text:p text:style-name="P9"><text:span text:style-name="T16">Some work might be done with the implementation of UC TroopPlacement.</text:span></text:p>
      <text:p text:style-name="P9"><text:span text:style-name="T16"/></text:p>
      <text:list text:style-name="L10">
        <text:list-item>
          <text:p text:style-name="P10"><text:span text:style-name="T17">Other points of discussion</text:span><text:span text:style-name="T18"><text:s/>(ideas, issues from group members)</text:span></text:p>
        </text:list-item>
      </text:list>
      <text:p text:style-name="P11"><text:span text:style-name="T18">Teambuilding event on sunday will force an adjustment to our work schedule due to probable exhaustion. The result is that we will work tue, thur and friday next week.</text:span></text:p>
      <text:p text:style-name="P12"><text:span text:style-name="T18">New implementation started, Troop Placement.</text:span></text:p>
      <text:p text:style-name="P13"><text:span text:style-name="T18"/></text:p>
      <text:list text:style-name="L14">
        <text:list-item>
          <text:p text:style-name="P14"><text:span text:style-name="T19">Wrap up</text:span><text:span text:style-name="T20"><text:s/>(unsolved... next meeting...</text:span></text:p>
        </text:list-item>
      </text:list>
      <text:p text:style-name="P15"><text:span text:style-name="T21"/></text:p>
      <text:p text:style-name="P15"><text:span text:style-name="T22">Next meeting will be held tue 3/4 at 12:00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